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scany</text:p>
      <text:p text:style-name="Standard">- contribution + runtime</text:p>
      <text:p text:style-name="Standard">- helloworld sample</text:p>
      <text:p text:style-name="Standard">- contributions</text:p>
      <text:p text:style-name="Standard"><text:tab/>- zip, jar</text:p>
      <text:p text:style-name="Standard"><text:tab/>- .composite, <text:s/>web.composite</text:p>
      <text:p text:style-name="Standard"><text:s/><text:tab/>- meta-inf/sca-contribution</text:p>
      <text:p text:style-name="Standard"><text:tab/><text:tab/>- deployables</text:p>
      <text:p text:style-name="Standard"><text:tab/><text:tab/>- import/export</text:p>
      <text:p text:style-name="Standard"><text:tab/>- jars within contribution</text:p>
      <text:p text:style-name="Standard"/>
      <text:p text:style-name="Standard">- extensions</text:p>
      <text:p text:style-name="Standard"><text:tab/>- bindings</text:p>
      <text:p text:style-name="Standard"><text:tab/>- implementations</text:p>
      <text:p text:style-name="Standard"><text:tab/>- databindings</text:p>
      <text:p text:style-name="Standard"/>
      <text:p text:style-name="Standard">- running tuscany</text:p>
      <text:p text:style-name="Standard"><text:tab/>-TuscanyRuntime + Node</text:p>
      <text:p text:style-name="Standard"><text:tab/>- dependnecies</text:p>
      <text:p text:style-name="Standard"><text:tab/><text:tab/>- base , x-*-runtime</text:p>
      <text:p text:style-name="Standard"><text:s text:c="18"/>- webapp</text:p>
      <text:p text:style-name="Standard"><text:s text:c="18"/>-standalone</text:p>
      <text:p text:style-name="Standard"><text:s text:c="18"/>- shell</text:p>
      <text:p text:style-name="Standard"><text:s text:c="18"/>- junit</text:p>
      <text:p text:style-name="Standard"/>
      <text:p text:style-name="Standard">- distributed do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2$Win32 OpenOffice.org_project/320m18$Build-9502</meta:generator>
    <meta:document-statistic meta:table-count="0" meta:image-count="0" meta:object-count="0" meta:page-count="1" meta:paragraph-count="23" meta:word-count="56" meta:character-count="451"/>
    <dc:date>2011-03-15T10:11:25.35</dc:date>
    <dc:creator>ant </dc:creator>
    <meta:editing-duration>PT00H00M02S</meta:editing-duration>
    <meta:editing-cycles>1</meta:editing-cycles>
  </office:meta>
</office:document-meta>
</file>